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172831" officeooo:paragraph-rsid="00172831"/>
    </style:style>
    <style:style style:name="P2" style:family="paragraph" style:parent-style-name="Standard">
      <style:paragraph-properties fo:line-height="150%"/>
      <style:text-properties officeooo:rsid="0017b619" officeooo:paragraph-rsid="0017b619"/>
    </style:style>
    <style:style style:name="P3" style:family="paragraph" style:parent-style-name="Standard">
      <style:paragraph-properties fo:line-height="150%"/>
      <style:text-properties officeooo:rsid="001847f4" officeooo:paragraph-rsid="001847f4"/>
    </style:style>
    <style:style style:name="P4" style:family="paragraph" style:parent-style-name="Standard">
      <style:paragraph-properties fo:line-height="150%"/>
      <style:text-properties officeooo:rsid="0018ff65" officeooo:paragraph-rsid="0018ff65"/>
    </style:style>
    <style:style style:name="P5" style:family="paragraph" style:parent-style-name="Standard">
      <style:paragraph-properties fo:line-height="150%"/>
      <style:text-properties officeooo:rsid="001d7148" officeooo:paragraph-rsid="001d7148"/>
    </style:style>
    <style:style style:name="P6" style:family="paragraph" style:parent-style-name="Standard">
      <style:paragraph-properties fo:line-height="150%"/>
      <style:text-properties officeooo:rsid="001e01e8" officeooo:paragraph-rsid="001e01e8"/>
    </style:style>
    <style:style style:name="P7" style:family="paragraph" style:parent-style-name="Standard">
      <style:paragraph-properties fo:line-height="150%" fo:break-before="column"/>
      <style:text-properties officeooo:paragraph-rsid="001d190e"/>
    </style:style>
    <style:style style:name="T1" style:family="text">
      <style:text-properties officeooo:rsid="001847f4"/>
    </style:style>
    <style:style style:name="T2" style:family="text">
      <style:text-properties officeooo:rsid="0019af27"/>
    </style:style>
    <style:style style:name="T3" style:family="text">
      <style:text-properties officeooo:rsid="001d190e"/>
    </style:style>
    <style:style style:name="T4" style:family="text">
      <style:text-properties officeooo:rsid="001d2d2d"/>
    </style:style>
    <style:style style:name="T5" style:family="text">
      <style:text-properties officeooo:rsid="001d71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kkiautomaatin toiminnot<text:tab/><text:tab/><text:tab/><text:tab/><text:tab/><text:tab/><text:tab/><text:tab/> <text:s text:c="5"/><text:span text:style-name="T2">Tuukka Alatalo</text:span></text:p>
      <text:p text:style-name="P1"/>
      <text:p text:style-name="P6">Ohjelman käynnistäessä pankkiautomaatti aloittaa valmiustilasta. Valmiustilassa pankkiautomaatti odottaa, että käyttäjä asettaa koritn automaatin sisälle ja aloittaa automaatin käyttämisen.</text:p>
      <text:p text:style-name="P1"/>
      <text:p text:style-name="P3">Pankkiautomaatin käyttäminen alkaa siitä, kun käyttäjä asettaa kortin pankkiautomaatin sisään ja näppäilee kortin pin-koodin. Tämän implementoiminen tässä vaiheessa voi olla haasteellista, joten taidan siirtää käyttäjän suoraan päävalikkoon kortin hyväksymisen jälkeen.</text:p>
      <text:p text:style-name="P1"/>
      <text:p text:style-name="P2">Pankkiautomaatin ehdottomasti tärkein toiminto on päävalikko. <text:span text:style-name="T1">Ilman päävalikkoa, voisi pankkiautomaatin käyttäminen olla aika tuskallista. </text:span>Päävalikkona toimii simppeli näkymä, <text:span text:style-name="T1">jonka kautta käyttäjä voi valita siirtyvänsä toiseen näkymään. Toteutuksessani käyttäjä näppäilee tekstikenttään toimintoa vastaavan numeron.</text:span></text:p>
      <text:p text:style-name="P2"/>
      <text:p text:style-name="P4">Näistä näkymistä itsestäänselvin on ”rahan nostaminen” -näkymä. Tämä taitaa tulla kaikilla ensimmäiseksi mieleen, kun puhutaan pankkiautomaatin toiminnoista. Rahaa nostaessa käyttäjältä täytyy tietenkin kysyä paljonko hän haluaa rahaa nostaa. Näitä vaihtoehtoja voi olla vaikkapa 10€, 20€, 50€ ja muu. Valittaessa vaihtoehto muu, siirtyy käyttäjä näkymään, jossa hän kirjoittaa itse summan, jonka hän haluaa nostaa. Oikeissa pankkiautomaateissa tämä summa taitaa olla rajoitettu kymmenen euron välein, sillä en usko, että pankkiautomaatit pitävät kamalan paljon kolikoita sisässään. Toteutuksessani tätä ei tarvitse ottaa huomioon, sillä tämä pankkiautomaatti ei oikeasti anna rahaa, vaan simppelisti vähentää nostettavan summan käyttäjän saldosta.</text:p>
      <text:p text:style-name="P4"/>
      <text:p text:style-name="P4">Saldonäkymä näyttää käyttäjän saldon, ja käyttäjän kaikki viimeisimmät tilitapahtumat, kuten nostot ja talletukset. <text:span text:style-name="T4">Käyttäjä voi siis katsoa miten tilin saldo on muuttunut ja milloin.</text:span></text:p>
      <text:p text:style-name="P7"><text:span text:style-name="T3">Toteutusta varten tilitapahtumat sisältää vain viimeisimmät viisi tilitapahtumaa, ja se on todennäköisesti toteutettava käyttäen moniulotteista taulukkoa. </text:span></text:p>
      <text:p text:style-name="P4"/>
      <text:p text:style-name="P5">Talletusnäkymässä pankkiautomaatti oikeasti avaisi luukun, johon käyttäjä voi asettaa rahansa ja painaa ok-näppäintä, jolloin automaatti laskee rahat ja tallettaa ne käyttäjän tilille, mutta toteutuksessa emme voi näin tehdä. Kysymme siis käyttäjältä kuinka paljon rahaa hän haluaa tililleen tallettaa, ja tämän jälkeen talletettu raha näkyy käyttäjän saldolla ja tilitapahtumissa.</text:p>
      <text:p text:style-name="P3"/>
      <text:p text:style-name="P3">Pankkiautomaatin viimeinen toiminto on käytön lopettaminen. Lopettaessa pankkiautomaatin käyttämisen, pankkiautomaatti nollaa kaikki sisältämänsä tiedot ja antaa käyttäjän ottaa korttinsa <text:soft-page-break/>pois automaatista, jotta seuraava käyttäjä ei pääse näkemään edellisen käyttäjän tietoja. <text:span text:style-name="T5">Pankkiautomaatti näyttää jonkinlaisen ”kiitos käynnistä” -viestin, jonka jälkeen se siirtyy valmiustilaan odottamaan uutta käyttäjää.</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2T20:25:50.690000000</meta:creation-date>
    <dc:date>2022-10-13T01:37:40.087000000</dc:date>
    <meta:editing-duration>PT2H28M19S</meta:editing-duration>
    <meta:editing-cycles>1</meta:editing-cycles>
    <meta:document-statistic meta:table-count="0" meta:image-count="0" meta:object-count="0" meta:page-count="2" meta:paragraph-count="9" meta:word-count="310" meta:character-count="2707" meta:non-whitespace-character-count="2392"/>
    <meta:generator>LibreOffice/6.3.0.4$Windows_X86_64 LibreOffice_project/057fc023c990d676a43019934386b85b21a9ee99</meta:generator>
  </office:meta>
</office:document-meta>
</file>